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1679" calcext:value-type="float">
            <text:p>24.1016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88123870968" calcext:value-type="float">
            <text:p>24.1488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9089032258" calcext:value-type="float">
            <text:p>24.1959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77481290323" calcext:value-type="float">
            <text:p>24.1877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1507096774" calcext:value-type="float">
            <text:p>24.1641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3824" calcext:value-type="float">
            <text:p>24.31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81411612903" calcext:value-type="float">
            <text:p>24.3581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67435" calcext:value-type="float">
            <text:p>24.2367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0368" calcext:value-type="float">
            <text:p>24.39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91705806452" calcext:value-type="float">
            <text:p>24.4091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8336" calcext:value-type="float">
            <text:p>24.2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35425" calcext:value-type="float">
            <text:p>24.1703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74110344828" calcext:value-type="float">
            <text:p>24.21741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18660645161" calcext:value-type="float">
            <text:p>24.2218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05241290323" calcext:value-type="float">
            <text:p>24.30052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40348387097" calcext:value-type="float">
            <text:p>24.294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59378064516" calcext:value-type="float">
            <text:p>24.2059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73104" calcext:value-type="float">
            <text:p>23.99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8128" calcext:value-type="float">
            <text:p>24.00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7648" calcext:value-type="float">
            <text:p>22.8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64082580645" calcext:value-type="float">
            <text:p>22.9064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2500645161" calcext:value-type="float">
            <text:p>23.48425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15140645161" calcext:value-type="float">
            <text:p>23.6915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4904" calcext:value-type="float">
            <text:p>23.40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56381935484" calcext:value-type="float">
            <text:p>23.4556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733275" calcext:value-type="float">
            <text:p>23.6173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35380645161" calcext:value-type="float">
            <text:p>23.883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49232" calcext:value-type="float">
            <text:p>23.79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9200516129" calcext:value-type="float">
            <text:p>23.7392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3793103448" calcext:value-type="float">
            <text:p>23.75337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3607483871" calcext:value-type="float">
            <text:p>23.8736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60366451613" calcext:value-type="float">
            <text:p>23.8660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5352" calcext:value-type="float">
            <text:p>23.86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6465" calcext:value-type="float">
            <text:p>23.8416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11376" calcext:value-type="float">
            <text:p>24.29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24516363636" calcext:value-type="float">
            <text:p>24.672451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2263225806" calcext:value-type="float">
            <text:p>25.02722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43536" calcext:value-type="float">
            <text:p>25.38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70002580645" calcext:value-type="float">
            <text:p>25.3570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5751483871" calcext:value-type="float">
            <text:p>25.0257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55318709677" calcext:value-type="float">
            <text:p>24.9155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6482857143" calcext:value-type="float">
            <text:p>24.83564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94185806452" calcext:value-type="float">
            <text:p>24.8694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5236" calcext:value-type="float">
            <text:p>24.87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16049032258" calcext:value-type="float">
            <text:p>24.8116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66864" calcext:value-type="float">
            <text:p>24.84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86975" calcext:value-type="float">
            <text:p>24.8658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9019354839" calcext:value-type="float">
            <text:p>24.594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204" calcext:value-type="float">
            <text:p>24.36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92750967742" calcext:value-type="float">
            <text:p>24.13927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67305806452" calcext:value-type="float">
            <text:p>23.9367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3610322581" calcext:value-type="float">
            <text:p>23.9173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51172413793" calcext:value-type="float">
            <text:p>23.9951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28668387097" calcext:value-type="float">
            <text:p>24.0928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45365" calcext:value-type="float">
            <text:p>24.1045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82576" calcext:value-type="float">
            <text:p>24.10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53076129032" calcext:value-type="float">
            <text:p>24.0553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0192" calcext:value-type="float">
            <text:p>24.18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1714" calcext:value-type="float">
            <text:p>24.381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2351483871" calcext:value-type="float">
            <text:p>24.4923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8952" calcext:value-type="float">
            <text:p>24.33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07501935484" calcext:value-type="float">
            <text:p>23.9707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1543225806" calcext:value-type="float">
            <text:p>23.68915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55974193548" calcext:value-type="float">
            <text:p>23.645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1728571429" calcext:value-type="float">
            <text:p>23.75317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03974193548" calcext:value-type="float">
            <text:p>23.9503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64365" calcext:value-type="float">
            <text:p>24.0664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2112" calcext:value-type="float">
            <text:p>24.06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6252903226" calcext:value-type="float">
            <text:p>23.9546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7192" calcext:value-type="float">
            <text:p>24.06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85225" calcext:value-type="float">
            <text:p>23.9638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6823225806" calcext:value-type="float">
            <text:p>23.7226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71184" calcext:value-type="float">
            <text:p>23.47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6864516129" calcext:value-type="float">
            <text:p>23.33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7762580645" calcext:value-type="float">
            <text:p>23.5647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7135483871" calcext:value-type="float">
            <text:p>23.90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87597142857" calcext:value-type="float">
            <text:p>24.14875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1816774194" calcext:value-type="float">
            <text:p>24.3381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0495" calcext:value-type="float">
            <text:p>24.3990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79472" calcext:value-type="float">
            <text:p>24.36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1587096774" calcext:value-type="float">
            <text:p>24.228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43816" calcext:value-type="float">
            <text:p>24.08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32155" calcext:value-type="float">
            <text:p>24.2032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7019354839" calcext:value-type="float">
            <text:p>24.5187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61152" calcext:value-type="float">
            <text:p>24.69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78861935484" calcext:value-type="float">
            <text:p>24.6778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99450322581" calcext:value-type="float">
            <text:p>24.7799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30621935484" calcext:value-type="float">
            <text:p>24.9430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7697142857" calcext:value-type="float">
            <text:p>24.99076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90598709677" calcext:value-type="float">
            <text:p>24.94905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3105" calcext:value-type="float">
            <text:p>24.9633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22488" calcext:value-type="float">
            <text:p>24.95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69894193548" calcext:value-type="float">
            <text:p>24.87698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07272" calcext:value-type="float">
            <text:p>25.02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92725" calcext:value-type="float">
            <text:p>25.3259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68552258065" calcext:value-type="float">
            <text:p>25.64685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2112" calcext:value-type="float">
            <text:p>26.35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340775" calcext:value-type="float">
            <text:p>26.5034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62136" calcext:value-type="float">
            <text:p>26.29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3587096774" calcext:value-type="float">
            <text:p>26.209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99248" calcext:value-type="float">
            <text:p>26.1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86242580645" calcext:value-type="float">
            <text:p>26.1586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59290322581" calcext:value-type="float">
            <text:p>26.175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51192258064" calcext:value-type="float">
            <text:p>26.23511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642825" calcext:value-type="float">
            <text:p>26.2864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11630967742" calcext:value-type="float">
            <text:p>26.2911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65225" calcext:value-type="float">
            <text:p>26.1736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51125" calcext:value-type="float">
            <text:p>26.1885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7099354839" calcext:value-type="float">
            <text:p>26.1067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25445" calcext:value-type="float">
            <text:p>25.6925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47388387097" calcext:value-type="float">
            <text:p>25.3547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15125" calcext:value-type="float">
            <text:p>25.2131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57875862069" calcext:value-type="float">
            <text:p>25.2857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0607" calcext:value-type="float">
            <text:p>25.4306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317625" calcext:value-type="float">
            <text:p>25.4131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22345806452" calcext:value-type="float">
            <text:p>25.3022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901" calcext:value-type="float">
            <text:p>25.1159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1483870968" calcext:value-type="float">
            <text:p>24.932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3293" calcext:value-type="float">
            <text:p>24.823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946675" calcext:value-type="float">
            <text:p>24.6894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39187096774" calcext:value-type="float">
            <text:p>24.5939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909" calcext:value-type="float">
            <text:p>24.417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94774193548" calcext:value-type="float">
            <text:p>24.209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87775" calcext:value-type="float">
            <text:p>24.1678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36987586207" calcext:value-type="float">
            <text:p>24.443698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424425" calcext:value-type="float">
            <text:p>24.8142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406375" calcext:value-type="float">
            <text:p>24.8940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38198709677" calcext:value-type="float">
            <text:p>24.9338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158225" calcext:value-type="float">
            <text:p>24.8515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82041290323" calcext:value-type="float">
            <text:p>24.7882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1482" calcext:value-type="float">
            <text:p>24.811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435" calcext:value-type="float">
            <text:p>24.816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1159483871" calcext:value-type="float">
            <text:p>24.8611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4001" calcext:value-type="float">
            <text:p>25.154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3015483871" calcext:value-type="float">
            <text:p>25.233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41225" calcext:value-type="float">
            <text:p>25.364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50811034483" calcext:value-type="float">
            <text:p>25.335081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859175" calcext:value-type="float">
            <text:p>25.3085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92038709677" calcext:value-type="float">
            <text:p>25.3392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0122" calcext:value-type="float">
            <text:p>25.360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1517419355" calcext:value-type="float">
            <text:p>25.38915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7698" calcext:value-type="float">
            <text:p>25.777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74235" calcext:value-type="float">
            <text:p>25.8674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2320516129" calcext:value-type="float">
            <text:p>25.84232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137775" calcext:value-type="float">
            <text:p>25.5013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25095" calcext:value-type="float">
            <text:p>25.4125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79344" calcext:value-type="float">
            <text:p>25.68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856025" calcext:value-type="float">
            <text:p>25.8185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36135" calcext:value-type="float">
            <text:p>25.8636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21411612903" calcext:value-type="float">
            <text:p>25.8821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59195" calcext:value-type="float">
            <text:p>26.0259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86877419355" calcext:value-type="float">
            <text:p>26.2486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79625" calcext:value-type="float">
            <text:p>26.1827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613375" calcext:value-type="float">
            <text:p>26.2161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0463483871" calcext:value-type="float">
            <text:p>26.1504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761775" calcext:value-type="float">
            <text:p>25.8976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7589677419" calcext:value-type="float">
            <text:p>25.4297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531" calcext:value-type="float">
            <text:p>25.203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35219310345" calcext:value-type="float">
            <text:p>25.183521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125625" calcext:value-type="float">
            <text:p>25.2912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5748" calcext:value-type="float">
            <text:p>25.41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43339354839" calcext:value-type="float">
            <text:p>25.3843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25975" calcext:value-type="float">
            <text:p>25.3192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17027096774" calcext:value-type="float">
            <text:p>25.15170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036275" calcext:value-type="float">
            <text:p>25.0003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804175" calcext:value-type="float">
            <text:p>24.7180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0854193548" calcext:value-type="float">
            <text:p>24.50208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50115" calcext:value-type="float">
            <text:p>24.0950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40531612903" calcext:value-type="float">
            <text:p>23.6540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53675" calcext:value-type="float">
            <text:p>23.3445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1806896552" calcext:value-type="float">
            <text:p>23.39918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4751" calcext:value-type="float">
            <text:p>23.5347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706075" calcext:value-type="float">
            <text:p>23.7270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87610322581" calcext:value-type="float">
            <text:p>23.6887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8465" calcext:value-type="float">
            <text:p>23.5368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0500645161" calcext:value-type="float">
            <text:p>23.40805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7482" calcext:value-type="float">
            <text:p>23.28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677" calcext:value-type="float">
            <text:p>23.323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5156129032" calcext:value-type="float">
            <text:p>23.4335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985325" calcext:value-type="float">
            <text:p>23.2098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91086451613" calcext:value-type="float">
            <text:p>23.2991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353275" calcext:value-type="float">
            <text:p>23.6935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71630344828" calcext:value-type="float">
            <text:p>23.757163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87125" calcext:value-type="float">
            <text:p>23.7348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382225" calcext:value-type="float">
            <text:p>23.7238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7865806452" calcext:value-type="float">
            <text:p>23.6227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430225" calcext:value-type="float">
            <text:p>23.7543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4113548387" calcext:value-type="float">
            <text:p>24.6764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867575" calcext:value-type="float">
            <text:p>25.2186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639975" calcext:value-type="float">
            <text:p>25.2963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20436129032" calcext:value-type="float">
            <text:p>25.3720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08075" calcext:value-type="float">
            <text:p>25.0300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28544516129" calcext:value-type="float">
            <text:p>24.6328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57195" calcext:value-type="float">
            <text:p>24.4257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08272" calcext:value-type="float">
            <text:p>24.55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5638" calcext:value-type="float">
            <text:p>24.535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75047741936" calcext:value-type="float">
            <text:p>24.47750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867225" calcext:value-type="float">
            <text:p>24.4286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22996129032" calcext:value-type="float">
            <text:p>24.3722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19145" calcext:value-type="float">
            <text:p>24.4619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259875" calcext:value-type="float">
            <text:p>24.6025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57230967742" calcext:value-type="float">
            <text:p>24.6757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11675" calcext:value-type="float">
            <text:p>24.581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8595" calcext:value-type="float">
            <text:p>24.7838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71983448276" calcext:value-type="float">
            <text:p>25.327198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8355" calcext:value-type="float">
            <text:p>25.7348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25517419355" calcext:value-type="float">
            <text:p>25.92255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18784" calcext:value-type="float">
            <text:p>26.00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1176774194" calcext:value-type="float">
            <text:p>26.1121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08375" calcext:value-type="float">
            <text:p>26.1970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6615" calcext:value-type="float">
            <text:p>26.256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82134193548" calcext:value-type="float">
            <text:p>26.2882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3255" calcext:value-type="float">
            <text:p>26.043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9442580645" calcext:value-type="float">
            <text:p>25.6709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681825" calcext:value-type="float">
            <text:p>25.5968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74030344828" calcext:value-type="float">
            <text:p>25.677403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3105" calcext:value-type="float">
            <text:p>25.7253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16725" calcext:value-type="float">
            <text:p>25.7221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2206451613" calcext:value-type="float">
            <text:p>25.719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35425" calcext:value-type="float">
            <text:p>25.6943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20371612903" calcext:value-type="float">
            <text:p>25.81203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028475" calcext:value-type="float">
            <text:p>25.9002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58975" calcext:value-type="float">
            <text:p>26.0545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7682580645" calcext:value-type="float">
            <text:p>26.1677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5244" calcext:value-type="float">
            <text:p>25.95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64098064516" calcext:value-type="float">
            <text:p>25.6964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749625" calcext:value-type="float">
            <text:p>25.6874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4024827586" calcext:value-type="float">
            <text:p>25.712402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8455" calcext:value-type="float">
            <text:p>25.738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30379354839" calcext:value-type="float">
            <text:p>25.6830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2641" calcext:value-type="float">
            <text:p>25.7026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66929032258" calcext:value-type="float">
            <text:p>25.8966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58475" calcext:value-type="float">
            <text:p>26.0145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55385" calcext:value-type="float">
            <text:p>26.025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6753548387" calcext:value-type="float">
            <text:p>26.0266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78025" calcext:value-type="float">
            <text:p>25.6737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15230967742" calcext:value-type="float">
            <text:p>25.3615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2525" calcext:value-type="float">
            <text:p>25.261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5224" calcext:value-type="float">
            <text:p>25.18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457" calcext:value-type="float">
            <text:p>25.134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0087" calcext:value-type="float">
            <text:p>25.080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84350967742" calcext:value-type="float">
            <text:p>25.03843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275025" calcext:value-type="float">
            <text:p>25.0527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96898064516" calcext:value-type="float">
            <text:p>25.26968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562525" calcext:value-type="float">
            <text:p>25.1956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70675" calcext:value-type="float">
            <text:p>25.0857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97421935484" calcext:value-type="float">
            <text:p>25.0497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280675" calcext:value-type="float">
            <text:p>24.7428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32539354839" calcext:value-type="float">
            <text:p>24.3632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833775" calcext:value-type="float">
            <text:p>24.0383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11653333333" calcext:value-type="float">
            <text:p>23.97116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4316" calcext:value-type="float">
            <text:p>23.86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557" calcext:value-type="float">
            <text:p>23.8875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1344" calcext:value-type="float">
            <text:p>24.24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1130322581" calcext:value-type="float">
            <text:p>23.8381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65464" calcext:value-type="float">
            <text:p>22.45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9832727273" calcext:value-type="float">
            <text:p>22.552983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55205517241" calcext:value-type="float">
            <text:p>23.175520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8616774194" calcext:value-type="float">
            <text:p>23.6828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78014545454" calcext:value-type="float">
            <text:p>24.157801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68216" calcext:value-type="float">
            <text:p>24.55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0418" calcext:value-type="float">
            <text:p>24.680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90722580645" calcext:value-type="float">
            <text:p>24.409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93875" calcext:value-type="float">
            <text:p>24.2749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4564" calcext:value-type="float">
            <text:p>24.32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88410322581" calcext:value-type="float">
            <text:p>24.3288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8821818182" calcext:value-type="float">
            <text:p>24.341882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6328" calcext:value-type="float">
            <text:p>24.34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64425" calcext:value-type="float">
            <text:p>24.2046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282432" calcext:value-type="float">
            <text:p>24.212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1511" calcext:value-type="float">
            <text:p>24.2815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87575" calcext:value-type="float">
            <text:p>24.348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99625" calcext:value-type="float">
            <text:p>24.3539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90141935484" calcext:value-type="float">
            <text:p>24.5590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8252903226" calcext:value-type="float">
            <text:p>24.7928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28375" calcext:value-type="float">
            <text:p>24.7492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441475" calcext:value-type="float">
            <text:p>24.6544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26289032258" calcext:value-type="float">
            <text:p>24.6226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94525" calcext:value-type="float">
            <text:p>24.3269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63832258065" calcext:value-type="float">
            <text:p>24.1563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5848888889" calcext:value-type="float">
            <text:p>24.350584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03528" calcext:value-type="float">
            <text:p>24.26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0932" calcext:value-type="float">
            <text:p>24.22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3218" calcext:value-type="float">
            <text:p>24.223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3749677419" calcext:value-type="float">
            <text:p>24.26237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55847741935" calcext:value-type="float">
            <text:p>24.35558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000575" calcext:value-type="float">
            <text:p>24.4300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67125" calcext:value-type="float">
            <text:p>24.4206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7739354839" calcext:value-type="float">
            <text:p>24.33277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482225" calcext:value-type="float">
            <text:p>24.1048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5024516129" calcext:value-type="float">
            <text:p>23.855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4687" calcext:value-type="float">
            <text:p>23.7846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43848275862" calcext:value-type="float">
            <text:p>23.7843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741" calcext:value-type="float">
            <text:p>23.8357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0335" calcext:value-type="float">
            <text:p>23.8900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20516129032" calcext:value-type="float">
            <text:p>23.912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959475" calcext:value-type="float">
            <text:p>24.1895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59632" calcext:value-type="float">
            <text:p>24.49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68775" calcext:value-type="float">
            <text:p>24.546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3587096774" calcext:value-type="float">
            <text:p>24.685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15411612903" calcext:value-type="float">
            <text:p>24.8915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679725" calcext:value-type="float">
            <text:p>24.6667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59491612903" calcext:value-type="float">
            <text:p>24.34594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9982" calcext:value-type="float">
            <text:p>24.239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0220689655" calcext:value-type="float">
            <text:p>24.50802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2545" calcext:value-type="float">
            <text:p>24.8962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941275" calcext:value-type="float">
            <text:p>25.0194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06211612903" calcext:value-type="float">
            <text:p>25.1506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78175" calcext:value-type="float">
            <text:p>25.3047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17950967742" calcext:value-type="float">
            <text:p>25.2517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80425" calcext:value-type="float">
            <text:p>25.1038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26375" calcext:value-type="float">
            <text:p>24.912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97254193548" calcext:value-type="float">
            <text:p>24.6697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863975" calcext:value-type="float">
            <text:p>24.1686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59037419355" calcext:value-type="float">
            <text:p>23.7859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6028" calcext:value-type="float">
            <text:p>23.84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17387586207" calcext:value-type="float">
            <text:p>24.001738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0274" calcext:value-type="float">
            <text:p>24.290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5745" calcext:value-type="float">
            <text:p>24.4085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7863483871" calcext:value-type="float">
            <text:p>24.3978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20085" calcext:value-type="float">
            <text:p>24.4520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56188387097" calcext:value-type="float">
            <text:p>24.7756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1987" calcext:value-type="float">
            <text:p>25.0419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979375" calcext:value-type="float">
            <text:p>25.0197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9927483871" calcext:value-type="float">
            <text:p>24.9099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0015" calcext:value-type="float">
            <text:p>24.7770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19927741936" calcext:value-type="float">
            <text:p>24.57199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755175" calcext:value-type="float">
            <text:p>24.6075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58408" calcext:value-type="float">
            <text:p>24.73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67968" calcext:value-type="float">
            <text:p>24.777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31765" calcext:value-type="float">
            <text:p>24.653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9488516129" calcext:value-type="float">
            <text:p>24.5194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46605" calcext:value-type="float">
            <text:p>24.3346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9042580645" calcext:value-type="float">
            <text:p>24.2079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96925" calcext:value-type="float">
            <text:p>24.209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14125" calcext:value-type="float">
            <text:p>24.3711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5896774194" calcext:value-type="float">
            <text:p>24.554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52695" calcext:value-type="float">
            <text:p>24.6352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79515" calcext:value-type="float">
            <text:p>24.7579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533575" calcext:value-type="float">
            <text:p>25.1653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0882758621" calcext:value-type="float">
            <text:p>25.64208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28075" calcext:value-type="float">
            <text:p>25.8682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954" calcext:value-type="float">
            <text:p>25.920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98970322581" calcext:value-type="float">
            <text:p>25.9198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562125" calcext:value-type="float">
            <text:p>25.9256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92904" calcext:value-type="float">
            <text:p>25.86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3570909091" calcext:value-type="float">
            <text:p>25.786357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0543" calcext:value-type="float">
            <text:p>25.6805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8113" calcext:value-type="float">
            <text:p>25.2881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22291612903" calcext:value-type="float">
            <text:p>25.06222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31275" calcext:value-type="float">
            <text:p>25.023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95583448276" calcext:value-type="float">
            <text:p>25.159558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23955" calcext:value-type="float">
            <text:p>25.2623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706025" calcext:value-type="float">
            <text:p>25.2470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7945806452" calcext:value-type="float">
            <text:p>25.2107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717" calcext:value-type="float">
            <text:p>25.167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36227096774" calcext:value-type="float">
            <text:p>25.2736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80265" calcext:value-type="float">
            <text:p>25.3580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74025" calcext:value-type="float">
            <text:p>25.3537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60691612903" calcext:value-type="float">
            <text:p>25.3060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85" calcext:value-type="float">
            <text:p>25.08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6960516129" calcext:value-type="float">
            <text:p>24.8669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0329" calcext:value-type="float">
            <text:p>24.7303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7737931034" calcext:value-type="float">
            <text:p>24.63677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9923" calcext:value-type="float">
            <text:p>24.529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306" calcext:value-type="float">
            <text:p>24.48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7945806452" calcext:value-type="float">
            <text:p>24.4487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38475" calcext:value-type="float">
            <text:p>24.4143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2193548387" calcext:value-type="float">
            <text:p>24.664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502375" calcext:value-type="float">
            <text:p>24.9550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853925" calcext:value-type="float">
            <text:p>24.8885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4352516129" calcext:value-type="float">
            <text:p>24.5743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017375" calcext:value-type="float">
            <text:p>24.2501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27860645161" calcext:value-type="float">
            <text:p>23.9627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23395" calcext:value-type="float">
            <text:p>24.0523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052" calcext:value-type="float">
            <text:p>24.4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6692" calcext:value-type="float">
            <text:p>24.58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2605" calcext:value-type="float">
            <text:p>24.5632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8436129032" calcext:value-type="float">
            <text:p>24.5338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53225" calcext:value-type="float">
            <text:p>24.4515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6652903226" calcext:value-type="float">
            <text:p>24.2746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24535" calcext:value-type="float">
            <text:p>24.2024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195" calcext:value-type="float">
            <text:p>24.039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96689032258" calcext:value-type="float">
            <text:p>23.7996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3207" calcext:value-type="float">
            <text:p>23.373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7019354839" calcext:value-type="float">
            <text:p>22.9947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2865" calcext:value-type="float">
            <text:p>23.2472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0692137931" calcext:value-type="float">
            <text:p>23.720692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01945714286" calcext:value-type="float">
            <text:p>24.09019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2176" calcext:value-type="float">
            <text:p>24.42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1334193548" calcext:value-type="float">
            <text:p>24.50513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25325" calcext:value-type="float">
            <text:p>24.5052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22905" calcext:value-type="float">
            <text:p>24.4222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7894" calcext:value-type="float">
            <text:p>24.297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34162580645" calcext:value-type="float">
            <text:p>24.11341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87815" calcext:value-type="float">
            <text:p>23.7787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7633548387" calcext:value-type="float">
            <text:p>23.30176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52775" calcext:value-type="float">
            <text:p>23.175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76637241379" calcext:value-type="float">
            <text:p>23.427663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172175" calcext:value-type="float">
            <text:p>23.6817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3570909091" calcext:value-type="float">
            <text:p>23.881357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1816" calcext:value-type="float">
            <text:p>23.88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95125" calcext:value-type="float">
            <text:p>23.9939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39344" calcext:value-type="float">
            <text:p>24.16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54203636364" calcext:value-type="float">
            <text:p>24.595420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3029677419" calcext:value-type="float">
            <text:p>24.8293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43925" calcext:value-type="float">
            <text:p>24.8504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7543" calcext:value-type="float">
            <text:p>24.5375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3736774194" calcext:value-type="float">
            <text:p>24.35037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39540645161" calcext:value-type="float">
            <text:p>24.16395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9691034483" calcext:value-type="float">
            <text:p>24.057969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5692903226" calcext:value-type="float">
            <text:p>23.8875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6879" calcext:value-type="float">
            <text:p>23.7968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93912" calcext:value-type="float">
            <text:p>23.72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295875" calcext:value-type="float">
            <text:p>23.6729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1368" calcext:value-type="float">
            <text:p>23.54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6575" calcext:value-type="float">
            <text:p>23.929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75228387097" calcext:value-type="float">
            <text:p>24.0075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6909090909" calcext:value-type="float">
            <text:p>23.7466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08676" calcext:value-type="float">
            <text:p>23.40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4770909091" calcext:value-type="float">
            <text:p>23.698477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31832" calcext:value-type="float">
            <text:p>23.84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71614545454" calcext:value-type="float">
            <text:p>24.117161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60808" calcext:value-type="float">
            <text:p>24.11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834275" calcext:value-type="float">
            <text:p>24.0783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31501935484" calcext:value-type="float">
            <text:p>24.1231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64315" calcext:value-type="float">
            <text:p>24.0264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8116129032" calcext:value-type="float">
            <text:p>23.896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02829473684" calcext:value-type="float">
            <text:p>23.760282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7799" calcext:value-type="float">
            <text:p>23.5377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90816" calcext:value-type="float">
            <text:p>23.58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1377" calcext:value-type="float">
            <text:p>23.9713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6688571429" calcext:value-type="float">
            <text:p>24.29266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9636" calcext:value-type="float">
            <text:p>24.51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41558709677" calcext:value-type="float">
            <text:p>24.57415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09633548387" calcext:value-type="float">
            <text:p>24.52096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86870769231" calcext:value-type="float">
            <text:p>24.488687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08424" calcext:value-type="float">
            <text:p>24.57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8414" calcext:value-type="float">
            <text:p>24.648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66597647059" calcext:value-type="float">
            <text:p>24.8666597647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21020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90" meta:object-count="0"/>
    <meta:user-defined meta:name="AppVersion">3.0</meta:user-defined>
  </office:meta>
</office:document-meta>
</file>